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adgetorio.solomono.net/uk/drones/c-423.html?rmax=150000&amp;rmax_current=150000&amp;rmin=320&amp;rmin_current=3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20:17:38.229049705</meta:creation-date>
    <dc:date>2022-10-09T20:18:03.071494501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10" meta:non-whitespace-character-count="110"/>
    <meta:generator>LibreOffice/6.4.7.2$Linux_X86_64 LibreOffice_project/40$Build-2</meta:generator>
  </office:meta>
</office:document-meta>
</file>